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line-height="0.1945in"/>
      <style:text-properties style:font-name="Times New Roman1" fo:font-size="12pt" style:font-name-asian="Times New Roman1" style:font-size-asian="12pt" style:font-name-complex="Times New Roman1"/>
    </style:style>
    <style:style style:name="P2" style:family="paragraph" style:parent-style-name="Standard">
      <style:paragraph-properties style:line-height-at-least="0in"/>
      <style:text-properties style:font-name="Times New Roman1" fo:font-size="11pt" style:font-name-asian="Times New Roman1" style:font-size-asian="11pt" style:font-name-complex="Times New Roman1"/>
    </style:style>
    <style:style style:name="P3" style:family="paragraph" style:parent-style-name="Standard">
      <style:paragraph-properties fo:line-height="0.0008in"/>
      <style:text-properties style:font-name="Times New Roman1" fo:font-size="11pt" style:font-name-asian="Times New Roman1" style:font-size-asian="11pt" style:font-name-complex="Times New Roman1" style:font-size-complex="11pt"/>
    </style:style>
    <style:style style:name="P4" style:family="paragraph" style:parent-style-name="Standard">
      <style:paragraph-properties fo:line-height="0.0543in"/>
      <style:text-properties style:font-name="Times New Roman1" fo:font-size="11pt" style:font-name-asian="Times New Roman1" style:font-size-asian="11pt" style:font-name-complex="Times New Roman1" style:font-size-complex="11pt"/>
    </style:style>
    <style:style style:name="P5" style:family="paragraph" style:parent-style-name="Standard">
      <style:paragraph-properties style:line-height-at-least="0in"/>
      <style:text-properties style:font-name="Times New Roman1" fo:font-size="11pt" style:font-name-asian="Times New Roman1" style:font-size-asian="11pt" style:font-name-complex="Times New Roman1" style:font-size-complex="11pt"/>
    </style:style>
    <style:style style:name="P6" style:family="paragraph" style:parent-style-name="Standard">
      <style:paragraph-properties fo:line-height="0.0075in"/>
      <style:text-properties style:font-name="Times New Roman1" fo:font-size="11pt" style:font-name-asian="Times New Roman1" style:font-size-asian="11pt" style:font-name-complex="Times New Roman1" style:font-size-complex="11pt"/>
    </style:style>
    <style:style style:name="P7" style:family="paragraph" style:parent-style-name="Standard">
      <style:paragraph-properties style:line-height-at-least="0in"/>
    </style:style>
    <style:style style:name="P8" style:family="paragraph" style:parent-style-name="Standard">
      <style:paragraph-properties style:line-height-at-least="0in"/>
      <style:text-properties officeooo:paragraph-rsid="005fe2f7"/>
    </style:style>
    <style:style style:name="P9" style:family="paragraph" style:parent-style-name="Standard">
      <style:paragraph-properties fo:line-height="0.0083in"/>
      <style:text-properties style:font-name="Times New Roman" fo:font-size="11pt" officeooo:paragraph-rsid="009640bb" style:font-name-asian="Times New Roman1" style:font-size-asian="11pt" style:font-name-complex="Times New Roman1" style:font-size-complex="11pt"/>
    </style:style>
    <style:style style:name="P10" style:family="paragraph" style:parent-style-name="Standard">
      <style:paragraph-properties fo:line-height="0.0083in"/>
      <style:text-properties style:font-name="Times New Roman" fo:font-size="11pt" officeooo:paragraph-rsid="00564ee6" style:font-name-asian="Times New Roman1" style:font-size-asian="11pt" style:font-name-complex="Times New Roman1" style:font-size-complex="11pt"/>
    </style:style>
    <style:style style:name="P11" style:family="paragraph" style:parent-style-name="Standard">
      <style:paragraph-properties fo:line-height="0.0083in"/>
      <style:text-properties style:font-name="Times New Roman" fo:font-size="11pt" officeooo:paragraph-rsid="00bbedd0" style:font-name-asian="Times New Roman1" style:font-size-asian="11pt" style:font-name-complex="Times New Roman1" style:font-size-complex="11pt"/>
    </style:style>
    <style:style style:name="P12" style:family="paragraph" style:parent-style-name="Standard">
      <style:paragraph-properties fo:line-height="0.0008in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13" style:family="paragraph" style:parent-style-name="Standard">
      <style:paragraph-properties fo:line-height="0.0075in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14" style:family="paragraph" style:parent-style-name="Standard">
      <style:paragraph-properties style:line-height-at-least="0in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15" style:family="paragraph" style:parent-style-name="Standard">
      <style:paragraph-properties fo:line-height="0.0083in"/>
      <style:text-properties style:font-name="Times New Roman" fo:font-size="11pt" fo:font-style="italic" fo:font-weight="bold" style:font-name-asian="Times New Roman1" style:font-size-asian="11pt" style:font-style-asian="italic" style:font-weight-asian="bold" style:font-name-complex="Times New Roman1" style:font-size-complex="11pt"/>
    </style:style>
    <style:style style:name="P16" style:family="paragraph" style:parent-style-name="Standard">
      <style:paragraph-properties style:line-height-at-least="0in"/>
      <style:text-properties style:text-position="super 58%" style:font-name="Times New Roman" fo:font-size="11pt" style:font-name-asian="MS PGothic" style:font-size-asian="11pt" style:font-name-complex="MS PGothic" style:font-size-complex="11pt"/>
    </style:style>
    <style:style style:name="P17" style:family="paragraph" style:parent-style-name="Standard">
      <style:paragraph-properties style:line-height-at-least="0in"/>
      <style:text-properties style:text-position="super 58%" style:font-name="Times New Roman" fo:font-size="11pt" officeooo:paragraph-rsid="009640bb" style:font-name-asian="MS PGothic" style:font-size-asian="11pt" style:font-name-complex="MS PGothic" style:font-size-complex="11pt"/>
    </style:style>
    <style:style style:name="P18" style:family="paragraph" style:parent-style-name="Standard">
      <style:paragraph-properties style:line-height-at-least="0in"/>
      <style:text-properties style:text-position="super 58%" style:font-name="Times New Roman" fo:font-size="11pt" officeooo:paragraph-rsid="00564ee6" style:font-name-asian="MS PGothic" style:font-size-asian="11pt" style:font-name-complex="MS PGothic" style:font-size-complex="11pt"/>
    </style:style>
    <style:style style:name="P19" style:family="paragraph" style:parent-style-name="Standard">
      <style:paragraph-properties style:line-height-at-least="0in"/>
      <style:text-properties style:text-position="super 58%" style:font-name="Times New Roman" fo:font-size="11pt" officeooo:paragraph-rsid="00bbedd0" style:font-name-asian="MS PGothic" style:font-size-asian="11pt" style:font-name-complex="MS PGothic" style:font-size-complex="11pt"/>
    </style:style>
    <style:style style:name="P20" style:family="paragraph" style:parent-style-name="Standard">
      <style:paragraph-properties fo:line-height="0.152in" fo:break-before="column"/>
      <style:text-properties style:font-name="Times New Roman1" fo:font-size="12pt" style:font-name-asian="Times New Roman1" style:font-size-asian="12pt" style:font-name-complex="Times New Roman1"/>
    </style:style>
    <style:style style:name="P21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" fo:font-size="11pt" style:font-size-asian="11pt" style:font-size-complex="11pt"/>
    </style:style>
    <style:style style:name="P22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" fo:font-size="11pt" officeooo:paragraph-rsid="009640bb" style:font-size-asian="11pt" style:font-size-complex="11pt"/>
    </style:style>
    <style:style style:name="P23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" fo:font-size="11pt" officeooo:paragraph-rsid="00564ee6" style:font-size-asian="11pt" style:font-size-complex="11pt"/>
    </style:style>
    <style:style style:name="P24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" fo:font-size="11pt" officeooo:paragraph-rsid="005ba517" style:font-size-asian="11pt" style:font-size-complex="11pt"/>
    </style:style>
    <style:style style:name="P25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9028in"/>
        </style:tab-stops>
      </style:paragraph-properties>
      <style:text-properties style:font-name="Times New Roman" fo:font-size="11pt" style:font-size-asian="11pt" style:font-size-complex="11pt"/>
    </style:style>
    <style:style style:name="P26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" fo:font-size="11pt" fo:font-style="italic" fo:font-weight="bold" style:font-name-asian="Times New Roman1" style:font-size-asian="11pt" style:font-style-asian="italic" style:font-weight-asian="bold" style:font-name-complex="Times New Roman1" style:font-size-complex="11pt"/>
    </style:style>
    <style:style style:name="P27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" fo:font-size="11pt" fo:font-style="italic" fo:font-weight="bold" officeooo:paragraph-rsid="009640bb" style:font-name-asian="Times New Roman1" style:font-size-asian="11pt" style:font-style-asian="italic" style:font-weight-asian="bold" style:font-name-complex="Times New Roman1" style:font-size-complex="11pt"/>
    </style:style>
    <style:style style:name="P28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" fo:font-size="11pt" fo:font-style="italic" fo:font-weight="bold" officeooo:paragraph-rsid="00564ee6" style:font-name-asian="Times New Roman1" style:font-size-asian="11pt" style:font-style-asian="italic" style:font-weight-asian="bold" style:font-name-complex="Times New Roman1" style:font-size-complex="11pt"/>
    </style:style>
    <style:style style:name="P29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" fo:font-size="11pt" fo:font-style="italic" fo:font-weight="bold" style:font-name-asian="Times New Roman1" style:font-size-asian="11pt" style:font-style-asian="italic" style:font-weight-asian="bold" style:font-name-complex="Times New Roman1" style:font-size-complex="11pt"/>
    </style:style>
    <style:style style:name="P30" style:family="paragraph" style:parent-style-name="Standard">
      <style:paragraph-properties fo:margin-left="0.2083in" fo:margin-right="0in" style:line-height-at-least="0in" fo:text-indent="0in" style:auto-text-indent="false"/>
      <style:text-properties fo:font-size="11pt" style:font-size-asian="11pt" style:font-size-complex="11pt"/>
    </style:style>
    <style:style style:name="P31" style:family="paragraph" style:parent-style-name="Standard">
      <style:paragraph-properties fo:margin-left="0.2083in" fo:margin-right="0in" style:line-height-at-least="0in" fo:text-indent="0in" style:auto-text-indent="false"/>
      <style:text-properties fo:font-size="11pt" officeooo:paragraph-rsid="007cb828" style:font-size-asian="11pt" style:font-size-complex="11pt"/>
    </style:style>
    <style:style style:name="P32" style:family="paragraph" style:parent-style-name="Standard">
      <style:paragraph-properties fo:margin-left="0.2083in" fo:margin-right="0in" fo:line-height="98%" fo:text-indent="0in" style:auto-text-indent="false">
        <style:tab-stops>
          <style:tab-stop style:position="0.4583in"/>
        </style:tab-stops>
      </style:paragraph-properties>
      <style:text-properties fo:font-size="11pt" officeooo:paragraph-rsid="005c2b62" style:font-size-asian="11pt" style:font-size-complex="11pt"/>
    </style:style>
    <style:style style:name="P33" style:family="paragraph" style:parent-style-name="Standard">
      <style:paragraph-properties fo:margin-left="0.2083in" fo:margin-right="0in" fo:line-height="98%" fo:text-indent="0in" style:auto-text-indent="false"/>
      <style:text-properties fo:font-size="11pt" officeooo:paragraph-rsid="0080ddca" style:font-size-asian="11pt" style:font-size-complex="11pt"/>
    </style:style>
    <style:style style:name="P34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1" fo:font-size="11pt" fo:font-style="italic" fo:font-weight="bold" style:font-name-asian="Times New Roman1" style:font-size-asian="11pt" style:font-style-asian="italic" style:font-weight-asian="bold" style:font-name-complex="Times New Roman1" style:font-size-complex="11pt"/>
    </style:style>
    <style:style style:name="P35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9862in"/>
        </style:tab-stops>
      </style:paragraph-properties>
      <style:text-properties style:font-name="Times New Roman1" fo:font-size="11pt" fo:font-weight="bold" style:font-name-asian="Times New Roman1" style:font-size-asian="11pt" style:font-weight-asian="bold" style:font-name-complex="Times New Roman1" style:font-size-complex="11pt"/>
    </style:style>
    <style:style style:name="P36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1" fo:font-size="11pt" style:font-name-asian="Times New Roman1" style:font-size-asian="11pt" style:font-name-complex="Times New Roman1" style:font-size-complex="11pt"/>
    </style:style>
    <style:style style:name="P37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officeooo:paragraph-rsid="00bbedd0"/>
    </style:style>
    <style:style style:name="P38" style:family="paragraph" style:parent-style-name="Standard">
      <style:paragraph-properties fo:margin-left="0.2083in" fo:margin-right="0in" fo:line-height="98%" fo:text-indent="0in" style:auto-text-indent="false"/>
      <style:text-properties officeooo:paragraph-rsid="00bbedd0"/>
    </style:style>
    <style:style style:name="P39" style:family="paragraph" style:parent-style-name="Standard" style:master-page-name="Standard">
      <style:paragraph-properties style:line-height-at-least="0in" style:page-number="auto"/>
      <style:text-properties style:font-name="Arial" fo:font-size="19pt" style:font-name-asian="Arial" style:font-size-asian="19pt" style:font-name-complex="Arial"/>
    </style:style>
    <style:style style:name="P40" style:family="paragraph" style:parent-style-name="Standard" style:list-style-name="L1">
      <style:paragraph-properties style:line-height-at-least="0in"/>
      <style:text-properties style:font-name="Times New Roman" fo:font-size="11pt" officeooo:paragraph-rsid="005fe2f7" style:font-size-asian="11pt" style:font-size-complex="11pt"/>
    </style:style>
    <style:style style:name="P41" style:family="paragraph" style:parent-style-name="Standard" style:list-style-name="L1">
      <style:paragraph-properties style:line-height-at-least="0in"/>
      <style:text-properties fo:font-size="11pt" officeooo:paragraph-rsid="005fe2f7" style:font-size-asian="11pt" style:font-size-complex="11pt"/>
    </style:style>
    <style:style style:name="P42" style:family="paragraph" style:parent-style-name="Standard" style:list-style-name="WW8Num2">
      <style:paragraph-properties fo:margin-left="0.4583in" fo:margin-right="0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" fo:font-size="11pt" officeooo:rsid="0075b4dc" officeooo:paragraph-rsid="009640bb" style:font-name-asian="Times New Roman1" style:font-size-asian="11pt" style:font-name-complex="Times New Roman1" style:font-size-complex="11pt"/>
    </style:style>
    <style:style style:name="P43" style:family="paragraph" style:parent-style-name="Standard" style:list-style-name="WW8Num2">
      <style:paragraph-properties fo:margin-left="0.4583in" fo:margin-right="0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" fo:font-size="11pt" officeooo:rsid="0075b4dc" officeooo:paragraph-rsid="0075b4dc" style:font-name-asian="Times New Roman1" style:font-size-asian="11pt" style:font-name-complex="Times New Roman1" style:font-size-complex="11pt"/>
    </style:style>
    <style:style style:name="P44" style:family="paragraph" style:parent-style-name="Standard" style:list-style-name="WW8Num2">
      <style:paragraph-properties fo:margin-left="0.4583in" fo:margin-right="0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" fo:font-size="11pt" style:font-size-asian="11pt" style:font-size-complex="11pt"/>
    </style:style>
    <style:style style:name="P45" style:family="paragraph" style:parent-style-name="Standard" style:list-style-name="WW8Num2">
      <style:paragraph-properties fo:margin-left="0.4583in" fo:margin-right="0in" style:line-height-at-least="0in" fo:text-indent="-0.2543in" style:auto-text-indent="false">
        <style:tab-stops>
          <style:tab-stop style:position="0.4583in"/>
        </style:tab-stops>
      </style:paragraph-properties>
      <style:text-properties officeooo:paragraph-rsid="00bf906c"/>
    </style:style>
    <style:style style:name="P46" style:family="paragraph" style:parent-style-name="Standard" style:list-style-name="WW8Num1">
      <style:paragraph-properties fo:margin-left="0.4445in" fo:margin-right="0.0417in" style:line-height-at-least="0in" fo:text-indent="-0.2516in" style:auto-text-indent="false">
        <style:tab-stops>
          <style:tab-stop style:position="0.4445in"/>
        </style:tab-stops>
      </style:paragraph-properties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47" style:family="paragraph" style:parent-style-name="Standard" style:list-style-name="WW8Num1">
      <style:paragraph-properties fo:margin-left="0.7083in" fo:margin-right="0in" style:line-height-at-least="0in" fo:text-indent="-0.2535in" style:auto-text-indent="false">
        <style:tab-stops>
          <style:tab-stop style:position="0.7083in"/>
        </style:tab-stops>
      </style:paragraph-properties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48" style:family="paragraph" style:parent-style-name="Standard" style:list-style-name="WW8Num1">
      <style:paragraph-properties fo:margin-left="0.4583in" fo:margin-right="0.0138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49" style:family="paragraph" style:parent-style-name="Standard" style:list-style-name="WW8Num2">
      <style:paragraph-properties fo:margin-left="0.2083in" fo:margin-right="0in" fo:line-height="98%" fo:text-indent="0in" style:auto-text-indent="false">
        <style:tab-stops>
          <style:tab-stop style:position="0.4583in"/>
        </style:tab-stops>
      </style:paragraph-properties>
      <style:text-properties officeooo:paragraph-rsid="005c2b62"/>
    </style:style>
    <style:style style:name="P50" style:family="paragraph" style:parent-style-name="Standard" style:list-style-name="WW8Num2">
      <style:paragraph-properties fo:margin-left="0.4583in" fo:margin-right="0.3055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51" style:family="paragraph" style:parent-style-name="Standard" style:list-style-name="WW8Num2">
      <style:paragraph-properties fo:margin-left="0.4583in" fo:margin-right="0.3752in" style:line-height-at-least="0in" fo:text-indent="-0.2543in" style:auto-text-indent="false">
        <style:tab-stops>
          <style:tab-stop style:position="0.4583in"/>
        </style:tab-stops>
      </style:paragraph-properties>
      <style:text-properties fo:font-size="11pt" style:font-size-asian="11pt" style:font-size-complex="11pt"/>
    </style:style>
    <style:style style:name="T1" style:family="text">
      <style:text-properties style:font-name="Times New Roman1" style:font-name-asian="Times New Roman1" style:font-name-complex="Times New Roman1"/>
    </style:style>
    <style:style style:name="T2" style:family="text">
      <style:text-properties style:font-name="Times New Roman1" officeooo:rsid="0027ca80" style:font-name-asian="Times New Roman1" style:font-name-complex="Times New Roman1"/>
    </style:style>
    <style:style style:name="T3" style:family="text">
      <style:text-properties style:font-name="Times New Roman1" officeooo:rsid="002e4c41" style:font-name-asian="Times New Roman1" style:font-name-complex="Times New Roman1"/>
    </style:style>
    <style:style style:name="T4" style:family="text">
      <style:text-properties style:font-name="Times New Roman1" officeooo:rsid="007f244a" style:font-name-asian="Times New Roman1" style:font-name-complex="Times New Roman1"/>
    </style:style>
    <style:style style:name="T5" style:family="text">
      <style:text-properties style:font-name="Times New Roman1" officeooo:rsid="007f4ba5" style:font-name-asian="Times New Roman1" style:font-name-complex="Times New Roman1"/>
    </style:style>
    <style:style style:name="T6" style:family="text">
      <style:text-properties style:font-name="Times New Roman1" officeooo:rsid="00944845" style:font-name-asian="Times New Roman1" style:font-name-complex="Times New Roman1"/>
    </style:style>
    <style:style style:name="T7" style:family="text">
      <style:text-properties style:font-name="Times New Roman1" officeooo:rsid="009d5e7f" style:font-name-asian="Times New Roman1" style:font-name-complex="Times New Roman1"/>
    </style:style>
    <style:style style:name="T8" style:family="text">
      <style:text-properties style:font-name="Times New Roman1" officeooo:rsid="00a2933c" style:font-name-asian="Times New Roman1" style:font-name-complex="Times New Roman1"/>
    </style:style>
    <style:style style:name="T9" style:family="text">
      <style:text-properties style:font-name="Times New Roman1" officeooo:rsid="00a5a844" style:font-name-asian="Times New Roman1" style:font-name-complex="Times New Roman1"/>
    </style:style>
    <style:style style:name="T10" style:family="text">
      <style:text-properties style:font-name="Times New Roman1" officeooo:rsid="00a6b158" style:font-name-asian="Times New Roman1" style:font-name-complex="Times New Roman1"/>
    </style:style>
    <style:style style:name="T11" style:family="text">
      <style:text-properties style:font-name="Times New Roman1" officeooo:rsid="00a992c1" style:font-name-asian="Times New Roman1" style:font-name-complex="Times New Roman1"/>
    </style:style>
    <style:style style:name="T12" style:family="text">
      <style:text-properties style:font-name="Times New Roman1" officeooo:rsid="00c2b374" style:font-name-asian="Times New Roman1" style:font-name-complex="Times New Roman1"/>
    </style:style>
    <style:style style:name="T13" style:family="text">
      <style:text-properties style:font-name="Times New Roman1" fo:font-weight="bold" style:font-name-asian="Times New Roman1" style:font-weight-asian="bold" style:font-name-complex="Times New Roman1"/>
    </style:style>
    <style:style style:name="T14" style:family="text">
      <style:text-properties style:font-name="Times New Roman1" fo:font-weight="bold" officeooo:rsid="006e0924" style:font-name-asian="Times New Roman1" style:font-weight-asian="bold" style:font-name-complex="Times New Roman1"/>
    </style:style>
    <style:style style:name="T15" style:family="text">
      <style:text-properties style:font-name="Times New Roman1" fo:font-weight="bold" officeooo:rsid="006fcc72" style:font-name-asian="Times New Roman1" style:font-weight-asian="bold" style:font-name-complex="Times New Roman1"/>
    </style:style>
    <style:style style:name="T16" style:family="text">
      <style:text-properties style:font-name="Times New Roman1" fo:font-size="11pt" style:font-name-asian="Times New Roman1" style:font-size-asian="11pt" style:font-name-complex="Times New Roman1" style:font-size-complex="11pt"/>
    </style:style>
    <style:style style:name="T17" style:family="text">
      <style:text-properties style:font-name="Times New Roman1" fo:font-size="11pt" officeooo:rsid="00bce515" style:font-name-asian="Times New Roman1" style:font-size-asian="11pt" style:font-name-complex="Times New Roman1" style:font-size-complex="11pt"/>
    </style:style>
    <style:style style:name="T18" style:family="text">
      <style:text-properties style:font-name-asian="Times New Roman1" style:font-name-complex="Times New Roman1"/>
    </style:style>
    <style:style style:name="T19" style:family="text">
      <style:text-properties officeooo:rsid="0048788c" style:font-name-asian="Times New Roman1" style:font-name-complex="Times New Roman1"/>
    </style:style>
    <style:style style:name="T20" style:family="text">
      <style:text-properties officeooo:rsid="00abddfa" style:font-name-asian="Times New Roman1" style:font-name-complex="Times New Roman1"/>
    </style:style>
    <style:style style:name="T21" style:family="text">
      <style:text-properties fo:font-weight="bold" style:font-name-asian="Times New Roman1" style:font-weight-asian="bold" style:font-name-complex="Times New Roman1"/>
    </style:style>
    <style:style style:name="T22" style:family="text">
      <style:text-properties fo:font-weight="bold" officeooo:rsid="000a5097" style:font-name-asian="Times New Roman1" style:font-weight-asian="bold" style:font-name-complex="Times New Roman1" style:font-weight-complex="bold"/>
    </style:style>
    <style:style style:name="T23" style:family="text">
      <style:text-properties fo:font-weight="bold" officeooo:rsid="000fb89b" style:font-name-asian="Times New Roman1" style:font-weight-asian="bold" style:font-name-complex="Times New Roman1" style:font-weight-complex="bold"/>
    </style:style>
    <style:style style:name="T24" style:family="text">
      <style:text-properties fo:font-weight="bold" officeooo:rsid="009099fc" style:font-name-asian="Times New Roman1" style:font-weight-asian="bold" style:font-name-complex="Times New Roman1" style:font-weight-complex="bold"/>
    </style:style>
    <style:style style:name="T25" style:family="text">
      <style:text-properties fo:font-weight="bold" officeooo:rsid="0034c8df" style:font-name-asian="Times New Roman1" style:font-weight-asian="bold" style:font-name-complex="Times New Roman1"/>
    </style:style>
    <style:style style:name="T26" style:family="text">
      <style:text-properties fo:font-weight="bold" officeooo:rsid="004cedfd" style:font-name-asian="Times New Roman1" style:font-weight-asian="bold" style:font-name-complex="Times New Roman1"/>
    </style:style>
    <style:style style:name="T27" style:family="text">
      <style:text-properties fo:font-weight="bold" officeooo:rsid="00519d75" style:font-name-asian="Times New Roman1" style:font-weight-asian="bold" style:font-name-complex="Times New Roman1"/>
    </style:style>
    <style:style style:name="T28" style:family="text">
      <style:text-properties fo:font-weight="bold" officeooo:rsid="0054b7fb" style:font-name-asian="Times New Roman1" style:font-weight-asian="bold" style:font-name-complex="Times New Roman1"/>
    </style:style>
    <style:style style:name="T29" style:family="text">
      <style:text-properties fo:font-weight="bold" officeooo:rsid="009640bb" style:font-name-asian="Times New Roman1" style:font-weight-asian="bold" style:font-name-complex="Times New Roman1"/>
    </style:style>
    <style:style style:name="T30" style:family="text">
      <style:text-properties fo:font-weight="bold" officeooo:rsid="00b39f93" style:font-name-asian="Times New Roman1" style:font-weight-asian="bold" style:font-name-complex="Times New Roman1"/>
    </style:style>
    <style:style style:name="T31" style:family="text">
      <style:text-properties fo:font-weight="bold" officeooo:rsid="00b68578" style:font-name-asian="Times New Roman1" style:font-weight-asian="bold" style:font-name-complex="Times New Roman1"/>
    </style:style>
    <style:style style:name="T32" style:family="text">
      <style:text-properties fo:font-weight="bold" officeooo:rsid="00b7ce41" style:font-name-asian="Times New Roman1" style:font-weight-asian="bold" style:font-name-complex="Times New Roman1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color="#0000ff" style:font-name="Times New Roman1" fo:font-size="11pt" style:text-underline-style="solid" style:text-underline-width="auto" style:text-underline-color="font-color" officeooo:rsid="0090f772" style:font-name-asian="Times New Roman1" style:font-size-asian="11pt" style:font-name-complex="Times New Roman1" style:font-size-complex="11pt"/>
    </style:style>
    <style:style style:name="T35" style:family="text">
      <style:text-properties style:font-name="Times New Roman" fo:font-style="italic" fo:font-weight="bold" style:font-name-asian="Times New Roman1" style:font-style-asian="italic" style:font-weight-asian="bold" style:font-name-complex="Times New Roman1"/>
    </style:style>
    <style:style style:name="T36" style:family="text">
      <style:text-properties style:font-name="Times New Roman" fo:font-style="italic" fo:font-weight="bold" officeooo:rsid="000b273f" style:font-name-asian="Times New Roman1" style:font-style-asian="italic" style:font-weight-asian="bold" style:font-name-complex="Times New Roman1"/>
    </style:style>
    <style:style style:name="T37" style:family="text">
      <style:text-properties style:font-name="Times New Roman" fo:font-style="italic" fo:font-weight="bold" officeooo:rsid="000c40ba" style:font-name-asian="Times New Roman1" style:font-style-asian="italic" style:font-weight-asian="bold" style:font-name-complex="Times New Roman1"/>
    </style:style>
    <style:style style:name="T38" style:family="text">
      <style:text-properties style:font-name="Times New Roman" style:font-name-asian="Times New Roman1" style:font-name-complex="Times New Roman1"/>
    </style:style>
    <style:style style:name="T39" style:family="text">
      <style:text-properties style:font-name="Times New Roman" officeooo:rsid="00661c07" style:font-name-asian="Times New Roman1" style:font-name-complex="Times New Roman1"/>
    </style:style>
    <style:style style:name="T40" style:family="text">
      <style:text-properties style:font-name="Times New Roman" officeooo:rsid="00ab92d6" style:font-name-asian="Times New Roman1" style:font-name-complex="Times New Roman1"/>
    </style:style>
    <style:style style:name="T41" style:family="text">
      <style:text-properties style:font-name="Times New Roman" officeooo:rsid="0049cebd" style:font-name-asian="Times New Roman1" style:font-name-complex="Times New Roman1"/>
    </style:style>
    <style:style style:name="T42" style:family="text">
      <style:text-properties style:font-name="Times New Roman" officeooo:rsid="005f58db" style:font-name-asian="Times New Roman1" style:font-name-complex="Times New Roman1"/>
    </style:style>
    <style:style style:name="T43" style:family="text">
      <style:text-properties style:font-name="Times New Roman" officeooo:rsid="00bbedd0" style:font-name-asian="Times New Roman1" style:font-name-complex="Times New Roman1"/>
    </style:style>
    <style:style style:name="T44" style:family="text">
      <style:text-properties style:font-name="Times New Roman" officeooo:rsid="0048788c" style:font-name-asian="Times New Roman1" style:font-name-complex="Times New Roman1"/>
    </style:style>
    <style:style style:name="T45" style:family="text">
      <style:text-properties style:font-name="Times New Roman" fo:font-weight="bold" style:font-name-asian="Times New Roman1" style:font-weight-asian="bold" style:font-name-complex="Times New Roman1"/>
    </style:style>
    <style:style style:name="T46" style:family="text"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T47" style:family="text">
      <style:text-properties style:font-name="Times New Roman" fo:font-size="11pt" fo:font-weight="bold" officeooo:rsid="009640bb" style:font-name-asian="Times New Roman1" style:font-size-asian="11pt" style:font-weight-asian="bold" style:font-name-complex="Times New Roman1" style:font-size-complex="11pt"/>
    </style:style>
    <style:style style:name="T48" style:family="text">
      <style:text-properties style:font-name="Times New Roman" fo:font-size="11pt" fo:font-weight="bold" officeooo:rsid="0054b7fb" style:font-name-asian="Times New Roman1" style:font-size-asian="11pt" style:font-weight-asian="bold" style:font-name-complex="Times New Roman1" style:font-size-complex="11pt"/>
    </style:style>
    <style:style style:name="T49" style:family="text">
      <style:text-properties style:font-name="Times New Roman" fo:font-size="11pt" fo:font-weight="bold" officeooo:rsid="0034c8df" style:font-name-asian="Times New Roman1" style:font-size-asian="11pt" style:font-weight-asian="bold" style:font-name-complex="Times New Roman1" style:font-size-complex="11pt"/>
    </style:style>
    <style:style style:name="T50" style:family="text">
      <style:text-properties style:font-name="Times New Roman" fo:font-size="11pt" style:font-name-asian="Times New Roman1" style:font-size-asian="11pt" style:font-name-complex="Times New Roman1" style:font-size-complex="11pt"/>
    </style:style>
    <style:style style:name="T51" style:family="text">
      <style:text-properties style:font-name="Times New Roman" fo:font-size="11pt" officeooo:rsid="00bf906c" style:font-name-asian="Times New Roman1" style:font-size-asian="11pt" style:font-name-complex="Times New Roman1" style:font-size-complex="11pt"/>
    </style:style>
    <style:style style:name="T52" style:family="text">
      <style:text-properties style:font-name="Times New Roman" fo:font-size="11pt" officeooo:rsid="00bfeb45" style:font-name-asian="Times New Roman1" style:font-size-asian="11pt" style:font-name-complex="Times New Roman1" style:font-size-complex="11pt"/>
    </style:style>
    <style:style style:name="T53" style:family="text">
      <style:text-properties style:font-name="Times New Roman" fo:font-size="11pt" officeooo:rsid="000e4fb5" style:font-name-asian="Times New Roman1" style:font-size-asian="11pt" style:font-name-complex="Times New Roman1" style:font-size-complex="11pt"/>
    </style:style>
    <style:style style:name="T54" style:family="text">
      <style:text-properties style:font-name="Times New Roman" fo:font-size="11pt" officeooo:rsid="00c5bd41" style:font-name-asian="Times New Roman1" style:font-size-asian="11pt" style:font-name-complex="Times New Roman1" style:font-size-complex="11pt"/>
    </style:style>
    <style:style style:name="T55" style:family="text">
      <style:text-properties style:font-name="Times New Roman" fo:font-size="11pt" officeooo:rsid="0089f0bb" style:font-name-asian="Times New Roman1" style:font-size-asian="11pt" style:font-name-complex="Times New Roman1" style:font-size-complex="11pt"/>
    </style:style>
    <style:style style:name="T56" style:family="text">
      <style:text-properties style:font-name="Times New Roman" fo:font-size="11pt" officeooo:rsid="00895ac4" style:font-name-asian="Times New Roman1" style:font-size-asian="11pt" style:font-name-complex="Times New Roman1" style:font-size-complex="11pt"/>
    </style:style>
    <style:style style:name="T57" style:family="text">
      <style:text-properties style:font-name="Times New Roman" fo:font-size="11pt" officeooo:rsid="00c74265" style:font-name-asian="Times New Roman1" style:font-size-asian="11pt" style:font-name-complex="Times New Roman1" style:font-size-complex="11pt"/>
    </style:style>
    <style:style style:name="T58" style:family="text">
      <style:text-properties style:font-name="Times New Roman" fo:font-size="11pt" officeooo:rsid="00cc8c58" style:font-name-asian="Times New Roman1" style:font-size-asian="11pt" style:font-name-complex="Times New Roman1" style:font-size-complex="11pt"/>
    </style:style>
    <style:style style:name="T59" style:family="text">
      <style:text-properties style:font-name="Times New Roman" fo:font-size="11pt" fo:font-style="italic" fo:font-weight="bold" style:font-name-asian="Times New Roman1" style:font-size-asian="11pt" style:font-style-asian="italic" style:font-weight-asian="bold" style:font-name-complex="Times New Roman1" style:font-size-complex="11pt"/>
    </style:style>
    <style:style style:name="T60" style:family="text">
      <style:text-properties style:font-name="Times New Roman" fo:font-size="11pt" fo:font-style="italic" fo:font-weight="bold" officeooo:rsid="009640bb" style:font-name-asian="Times New Roman1" style:font-size-asian="11pt" style:font-style-asian="italic" style:font-weight-asian="bold" style:font-name-complex="Times New Roman1" style:font-size-complex="11pt"/>
    </style:style>
    <style:style style:name="T61" style:family="text">
      <style:text-properties style:font-name="Times New Roman" fo:font-size="11pt" fo:font-style="italic" fo:font-weight="bold" officeooo:rsid="00c8454a" style:font-name-asian="Times New Roman1" style:font-size-asian="11pt" style:font-style-asian="italic" style:font-weight-asian="bold" style:font-name-complex="Times New Roman1" style:font-size-complex="11pt"/>
    </style:style>
    <style:style style:name="T62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63" style:family="text">
      <style:text-properties fo:font-variant="normal" fo:text-transform="none" fo:color="#24292e" style:font-name="times new roman" fo:letter-spacing="normal" officeooo:rsid="004ebc8b" style:font-style-complex="italic" style:font-weight-complex="bold"/>
    </style:style>
    <style:style style:name="T64" style:family="text">
      <style:text-properties fo:font-weight="normal" style:font-name-asian="Times New Roman1" style:font-weight-asian="normal" style:font-name-complex="Times New Roman1" style:font-weight-complex="normal"/>
    </style:style>
    <style:style style:name="T65" style:family="text">
      <style:text-properties officeooo:rsid="004afc09"/>
    </style:style>
    <style:style style:name="T66" style:family="text">
      <style:text-properties officeooo:rsid="004ebc8b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officeooo:rsid="007625ad"/>
    </style:style>
    <style:style style:name="T69" style:family="text">
      <style:text-properties officeooo:rsid="007827c6"/>
    </style:style>
    <style:style style:name="T70" style:family="text">
      <style:text-properties officeooo:rsid="00895ac4"/>
    </style:style>
    <style:style style:name="T71" style:family="text">
      <style:text-properties officeooo:rsid="0089f0bb"/>
    </style:style>
    <style:style style:name="T72" style:family="text">
      <style:text-properties officeooo:rsid="00944618"/>
    </style:style>
    <style:style style:name="T73" style:family="text">
      <style:text-properties officeooo:rsid="009640bb"/>
    </style:style>
    <style:style style:name="T74" style:family="text">
      <style:text-properties officeooo:rsid="00981c0d"/>
    </style:style>
    <style:style style:name="T75" style:family="text">
      <style:text-properties officeooo:rsid="009cd2a1"/>
    </style:style>
    <style:style style:name="T76" style:family="text">
      <style:text-properties officeooo:rsid="009ed8f9"/>
    </style:style>
    <style:style style:name="T77" style:family="text">
      <style:text-properties officeooo:rsid="00a86e26"/>
    </style:style>
    <style:style style:name="T78" style:family="text">
      <style:text-properties officeooo:rsid="00b39f93"/>
    </style:style>
    <style:style style:name="T79" style:family="text">
      <style:text-properties officeooo:rsid="00b71224"/>
    </style:style>
    <style:style style:name="T80" style:family="text">
      <style:text-properties style:font-name="Arial" fo:font-size="9pt" style:font-name-asian="Arial" style:font-size-asian="9pt" style:font-name-complex="Arial"/>
    </style:style>
    <style:style style:name="T81" style:family="text">
      <style:text-properties style:font-name="Arial" fo:font-size="9pt" officeooo:rsid="00b93bbd" style:font-name-asian="Arial" style:font-size-asian="9pt" style:font-name-complex="Arial"/>
    </style:style>
    <style:style style:name="T82" style:family="text">
      <style:text-properties style:use-window-font-color="true" style:font-name="Arial" fo:font-size="9pt" officeooo:rsid="00b93bbd" style:font-name-asian="Arial" style:font-size-asian="9pt" style:font-name-complex="Arial" style:font-size-complex="10pt"/>
    </style:style>
    <style:style style:name="T83" style:family="text">
      <style:text-properties style:use-window-font-color="true" style:font-name="Times New Roman" fo:font-size="11pt" fo:font-weight="bold" officeooo:rsid="009640bb" style:font-name-asian="Times New Roman1" style:font-size-asian="11pt" style:font-weight-asian="bold" style:font-name-complex="Times New Roman1" style:font-size-complex="11pt"/>
    </style:style>
    <style:style style:name="T84" style:family="text">
      <style:text-properties style:use-window-font-color="true" style:font-name="Times New Roman" fo:font-size="11pt" fo:font-weight="bold" officeooo:rsid="00bbedd0" style:font-name-asian="Times New Roman1" style:font-size-asian="11pt" style:font-weight-asian="bold" style:font-name-complex="Times New Roman1" style:font-size-complex="11pt"/>
    </style:style>
    <style:style style:name="T85" style:family="text">
      <style:text-properties style:use-window-font-color="true" style:font-name="Times New Roman" fo:font-size="11pt" fo:font-style="italic" fo:font-weight="bold" officeooo:rsid="009640bb" style:font-name-asian="Times New Roman1" style:font-size-asian="11pt" style:font-style-asian="italic" style:font-weight-asian="bold" style:font-name-complex="Times New Roman1" style:font-size-complex="11pt"/>
    </style:style>
    <style:style style:name="T86" style:family="text">
      <style:text-properties style:use-window-font-color="true" style:font-name="Times New Roman" fo:font-size="11pt" fo:font-style="italic" fo:font-weight="bold" officeooo:rsid="00bbedd0" style:font-name-asian="Times New Roman1" style:font-size-asian="11pt" style:font-style-asian="italic" style:font-weight-asian="bold" style:font-name-complex="Times New Roman1" style:font-size-complex="11pt"/>
    </style:style>
    <style:style style:name="T87" style:family="text">
      <style:text-properties style:use-window-font-color="true" style:font-name="Times New Roman" fo:font-size="11pt" officeooo:rsid="00bf906c" style:font-name-asian="Times New Roman1" style:font-size-asian="11pt" style:font-name-complex="Times New Roman1" style:font-size-complex="11pt"/>
    </style:style>
    <style:style style:name="T88" style:family="text">
      <style:text-properties style:use-window-font-color="true" style:font-name="Times New Roman" fo:font-size="11pt" officeooo:rsid="00bfeb45" style:font-name-asian="Times New Roman1" style:font-size-asian="11pt" style:font-name-complex="Times New Roman1" style:font-size-complex="11pt"/>
    </style:style>
    <style:style style:name="T89" style:family="text">
      <style:text-properties style:use-window-font-color="true" style:font-name="Times New Roman" fo:font-size="11pt" officeooo:rsid="000e4fb5" style:font-name-asian="Times New Roman1" style:font-size-asian="11pt" style:font-name-complex="Times New Roman1" style:font-size-complex="11pt"/>
    </style:style>
    <style:style style:name="T90" style:family="text">
      <style:text-properties style:use-window-font-color="true" style:font-name="Times New Roman" fo:font-size="11pt" officeooo:rsid="00c5bd41" style:font-name-asian="Times New Roman1" style:font-size-asian="11pt" style:font-name-complex="Times New Roman1" style:font-size-complex="11pt"/>
    </style:style>
    <style:style style:name="T91" style:family="text">
      <style:text-properties style:use-window-font-color="true" style:font-name="Times New Roman" fo:font-size="11pt" officeooo:rsid="00c74265" style:font-name-asian="Times New Roman1" style:font-size-asian="11pt" style:font-name-complex="Times New Roman1" style:font-size-complex="11pt"/>
    </style:style>
    <style:style style:name="T92" style:family="text">
      <style:text-properties style:use-window-font-color="true" style:font-name="Times New Roman" fo:font-size="11pt" officeooo:rsid="00cc8c58" style:font-name-asian="Times New Roman1" style:font-size-asian="11pt" style:font-name-complex="Times New Roman1" style:font-size-complex="11pt"/>
    </style:style>
    <style:style style:name="T93" style:family="text">
      <style:text-properties officeooo:rsid="00bfeb45"/>
    </style:style>
    <style:style style:name="T94" style:family="text">
      <style:text-properties officeooo:rsid="00c2eea6"/>
    </style:style>
    <style:style style:name="T95" style:family="text">
      <style:text-properties officeooo:rsid="00c5bd41"/>
    </style:style>
    <style:style style:name="T96" style:family="text">
      <style:text-properties officeooo:rsid="00c74265"/>
    </style:style>
    <style:style style:name="T97" style:family="text">
      <style:text-properties officeooo:rsid="00ca2f37"/>
    </style:style>
    <style:style style:name="T98" style:family="text">
      <style:text-properties officeooo:rsid="00cc8c58"/>
    </style:style>
    <style:style style:name="Sect1" style:family="section">
      <style:section-properties style:writing-mode="lr-tb" style:editable="false">
        <style:columns fo:column-count="2">
          <style:column style:rel-width="4540*" fo:start-indent="0in" fo:end-indent="0.25in"/>
          <style:column style:rel-width="6100*" fo:start-indent="0.25in" fo:end-indent="0in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39"><text:bookmark text:name="page1"/>DAVID SOLODUKHIN</text:p>
        <text:p text:style-name="P1"/>
        <text:p text:style-name="P2">EDUCATION</text:p>
        <text:p text:style-name="P20"/>
        <text:p text:style-name="P7"><text:span text:style-name="T80"><text:s/><text:tab/> <text:s text:c="5"/></text:span><text:span text:style-name="T82">U.S. Citizen</text:span><text:span text:style-name="T80"> | 914-564-8872 | </text:span><text:span text:style-name="T81">david.solodukhin@gmail.com</text:span></text:p>
      </text:section>
      <text:section text:style-name="Sect2" text:name="Section2">
        <text:p text:style-name="P3"/>
        <text:p text:style-name="P35">Georgia Institute of Technology - Atlanta, GA<text:tab/> <text:s text:c="8"/>Grad. <text:span text:style-name="T78">Apr </text:span>20<text:span text:style-name="T79">20</text:span></text:p>
        <text:p text:style-name="P34">Candidate for B.S. in Computer Science</text:p>
        <text:p text:style-name="P36">GPA: 3.9<text:span text:style-name="T94">1</text:span>/4.0</text:p>
        <text:p text:style-name="P30"><text:span text:style-name="T13">Orgs</text:span><text:span text:style-name="T1">: GreyHat Security CTF </text:span><text:span text:style-name="T12">Team</text:span><text:span text:style-name="T1">: web exploit engineer, </text:span><text:span text:style-name="T3">Collegiate Cyber Defense Competition Team, </text:span><text:span text:style-name="T1">Linux Users Group;</text:span></text:p>
        <text:p text:style-name="P14">EXPERIENCE</text:p>
        <text:p text:style-name="P37"><text:span text:style-name="T83">A</text:span><text:span text:style-name="T84">mazon Lab126</text:span><text:span text:style-name="T46"> – </text:span><text:span text:style-name="T83">S</text:span><text:span text:style-name="T84">unnyvale</text:span><text:span text:style-name="T47">, CA</text:span><text:span text:style-name="T50"><text:tab/> <text:s text:c="12"/></text:span><text:span text:style-name="T83">S</text:span><text:span text:style-name="T84">ept</text:span><text:span text:style-name="T46"> 201</text:span><text:span text:style-name="T48">9</text:span><text:span text:style-name="T46"> – </text:span><text:span text:style-name="T49"><text:s/></text:span><text:span text:style-name="T84">Present</text:span></text:p>
        <text:p text:style-name="P38"><text:span text:style-name="T60">Software Development Engineer Intern </text:span><text:span text:style-name="T59">– </text:span><text:span text:style-name="T61">Consumer </text:span><text:span text:style-name="T85">D</text:span><text:span text:style-name="T86">evices</text:span></text:p>
        <text:p text:style-name="P11"/>
        <text:p text:style-name="P19"/>
        <text:list xml:id="list75683810" text:style-name="WW8Num2">
          <text:list-item>
            <text:p text:style-name="P45"><text:span text:style-name="T51">Designing a </text:span><text:span text:style-name="T52">modular, </text:span><text:span text:style-name="T87">p</text:span><text:span text:style-name="T88">ortable</text:span><text:span text:style-name="T51"> </text:span><text:span text:style-name="T87">s</text:span><text:span text:style-name="T92">ervice</text:span><text:span text:style-name="T51"> to stream ROS data from a ‘to be announced’ consumer electronic device.</text:span></text:p>
          </text:list-item>
        </text:list>
        <text:p text:style-name="P22"><text:span text:style-name="T29">VMware</text:span><text:span text:style-name="T21"> – </text:span><text:span text:style-name="T29">Palo Alto, CA</text:span><text:span text:style-name="T18"><text:tab/> <text:s text:c="9"/></text:span><text:span text:style-name="T29">May</text:span><text:span text:style-name="T21"> 201</text:span><text:span text:style-name="T28">9</text:span><text:span text:style-name="T21"> – </text:span><text:span text:style-name="T25"><text:s/></text:span><text:span text:style-name="T32">Aug 2019</text:span></text:p>
        <text:p text:style-name="P27"><text:span text:style-name="T73">Software Engineer Intern </text:span>– <text:span text:style-name="T73">VM Platform</text:span></text:p>
        <text:p text:style-name="P9"/>
        <text:p text:style-name="P17"/>
        <text:list xml:id="list214633772711946" text:continue-numbering="true" text:style-name="WW8Num2">
          <text:list-item>
            <text:p text:style-name="P42"><text:span text:style-name="T76">Designed and built a scalable, container-runtime independent solution for managing containers running in a Linux virtual machine. </text:span><text:s/><text:span text:style-name="T76">This solution efficiently gathers container stats/info by communicating directly with the exposed Linux kernel APIs which make containerization feasible. </text:span>(C, <text:span text:style-name="T75">Golang</text:span>)</text:p>
          </text:list-item>
        </text:list>
        <text:p text:style-name="P12"/>
        <text:p text:style-name="P25"><text:span text:style-name="T21">Prudential Financial – </text:span><text:span text:style-name="T18">Newark, NJ <text:s text:c="91"/></text:span><text:span text:style-name="T21">May 2018 – Aug 2018</text:span></text:p>
        <text:p text:style-name="P29">Software Engineer Intern, Enterprise Services &amp; Systems</text:p>
        <text:p text:style-name="P13"/>
        <text:list xml:id="list2440874368" text:style-name="WW8Num1">
          <text:list-item>
            <text:p text:style-name="P46"><text:span text:style-name="T74">Added several features to</text:span> <text:span text:style-name="T74">an internal</text:span> <text:span text:style-name="T74">m</text:span>etadata <text:span text:style-name="T74">m</text:span>anagement <text:span text:style-name="T74">s</text:span>ystem, enabling lower query latency <text:span text:style-name="T77">and </text:span>a wider array of query protocols.</text:p>
          </text:list-item>
        </text:list>
        <text:p text:style-name="P16"/>
        <text:list xml:id="list214634173409003" text:continue-numbering="true" text:style-name="WW8Num1">
          <text:list-item>
            <text:list>
              <text:list-item>
                <text:list>
                  <text:list-item>
                    <text:p text:style-name="P47">Added frontend features (<text:span text:style-name="T97">Java Server Pages)</text:span> and rewrote Struts2 MVC functionality in Spring MVC(Web).</text:p>
                  </text:list-item>
                </text:list>
              </text:list-item>
              <text:list-item>
                <text:p text:style-name="P48">Reduced daily build time of MMS system by several hours with multi-module Maven build scripts that automate building of Oracle ADF applications.</text:p>
              </text:list-item>
            </text:list>
          </text:list-item>
        </text:list>
        <text:p text:style-name="P23"><text:span text:style-name="T26">Georgia Tech Database Research Group</text:span><text:span text:style-name="T21"> - </text:span><text:span text:style-name="T18">Georgia Tech<text:tab/> <text:s text:c="10"/></text:span><text:span text:style-name="T27">Feb</text:span><text:span text:style-name="T21"> 201</text:span><text:span text:style-name="T28">9</text:span><text:span text:style-name="T21"> – </text:span><text:span text:style-name="T25"><text:s/></text:span><text:span text:style-name="T30">May 2019</text:span></text:p>
        <text:p text:style-name="P28">Undergraduate Research<text:span text:style-name="T66">er </text:span>– Dr. <text:span text:style-name="T66">Joy Arulraj – </text:span><text:span text:style-name="T63">Accelerating Data Analytics using Logical Zone Maps</text:span></text:p>
        <text:p text:style-name="P10"/>
        <text:p text:style-name="P18"/>
        <text:list xml:id="list214634717099795" text:continue-list="list214633772711946" text:style-name="WW8Num2">
          <text:list-item>
            <text:p text:style-name="P43">Aided in designing new logical indexing structure<text:span text:style-name="T72">s</text:span> used for caching <text:span text:style-name="T69">statistical </text:span>aggregates for subsets of data. <text:span text:style-name="T72">Implemented mock dbms components</text:span> <text:span text:style-name="T68">such as a mixture model engine which would evaluate new indexing techniques as well as support approximate query processing. <text:s/>(C++)</text:span></text:p>
          </text:list-item>
        </text:list>
        <text:p text:style-name="P24"><text:span text:style-name="T22">College of Computing - </text:span><text:span text:style-name="T64">Georgia Tech</text:span><text:span text:style-name="T18"><text:tab/> <text:s text:c="11"/></text:span><text:span text:style-name="T23">Jan 201</text:span><text:span text:style-name="T24">9</text:span><text:span text:style-name="T21"> – </text:span><text:span text:style-name="T31">May 2019</text:span></text:p>
        <text:p text:style-name="P32"><text:span text:style-name="T35">Undergraduate </text:span><text:span text:style-name="T36">Teaching</text:span><text:span text:style-name="T35"> Assistant – </text:span><text:span text:style-name="T37">Design and Analysis of Operating Systems</text:span></text:p>
        <text:list xml:id="list214634693289442" text:continue-numbering="true" text:style-name="WW8Num2">
          <text:list-item>
            <text:p text:style-name="P49"><text:span text:style-name="T90">T</text:span><text:span text:style-name="T91">aught</text:span><text:span text:style-name="T53"> students operating systems </text:span><text:span text:style-name="T56">concepts an</text:span><text:span text:style-name="T54">d</text:span><text:span text:style-name="T56"> </text:span><text:span text:style-name="T53">kernel programming. </text:span><text:span text:style-name="T54">Graded and maintained assignments.</text:span></text:p>
          </text:list-item>
        </text:list>
        <text:p text:style-name="P21"><text:span text:style-name="T21">Institute for Information Security and Privacy - </text:span><text:span text:style-name="T18">Georgia Tec</text:span><text:span text:style-name="T20">h <text:s text:c="48"/></text:span><text:span text:style-name="T21">Oct 2017 – </text:span><text:span text:style-name="T25">Oc</text:span><text:span text:style-name="T31">t</text:span><text:span text:style-name="T25"> 2018</text:span></text:p>
        <text:p text:style-name="P26">Undergraduate Research<text:span text:style-name="T66">er</text:span> – Dr. Taesoo Kim – <text:span text:style-name="T65">Fuzzification: Anti-Fuzzing Techniques</text:span></text:p>
        <text:p text:style-name="P15"/>
        <text:list xml:id="list214635212705350" text:continue-numbering="true" text:style-name="WW8Num2">
          <text:list-item>
            <text:p text:style-name="P50">Designed and evaluated anti-fuzzing techniques to slow down modern fuzzers and protect software from malicious fuzzing.</text:p>
          </text:list-item>
          <text:list-item>
            <text:p text:style-name="P44"><text:span text:style-name="T18">Wrote LLVM passes in </text:span><text:span text:style-name="T64">C++</text:span><text:span text:style-name="T18"> to implement anti-fuzzing techniques in existing Linux executables.</text:span></text:p>
          </text:list-item>
        </text:list>
        <text:p text:style-name="P16"/>
        <text:list xml:id="list214633957570439" text:continue-numbering="true" text:style-name="WW8Num2">
          <text:list-item>
            <text:p text:style-name="P51"><text:span text:style-name="T38">Automated </text:span><text:span text:style-name="T44">source-code </text:span><text:span text:style-name="T38">instrumentation, unit testing of anti-fuzzing methods as well as analysis and plotting of fuzzing statistics with </text:span><text:span text:style-name="T62">Python</text:span><text:span text:style-name="T38">.</text:span></text:p>
          </text:list-item>
        </text:list>
        <text:p text:style-name="P8"><text:span text:style-name="T16">PROJECTS, </text:span><text:span text:style-name="T17">PUBLICATIONS</text:span><text:span text:style-name="T16"> – </text:span><text:a xlink:type="simple" xlink:href="https://github.com/david-solodukhin" text:style-name="Internet_20_link" text:visited-style-name="Visited_20_Internet_20_Link"><text:span text:style-name="T34">GITHUB</text:span></text:a></text:p>
        <text:list xml:id="list1496056560" text:style-name="L1">
          <text:list-item>
            <text:p text:style-name="P40">Jinho Jung, Hong Hu, <text:span text:style-name="T33">David Solodukhin</text:span>, Daniel Pagan, Kyu Hyung Lee, and Taesoo Kim. <text:span text:style-name="T33">Fuzzification: Anti-Fuzzing Techniques</text:span>. <text:span text:style-name="T67">In Proceedings of the 28th USENIX Security Symposium (Security 2019)</text:span>, Santa Clara, CA, August 2019.</text:p>
          </text:list-item>
          <text:list-item>
            <text:p text:style-name="P41"><text:span text:style-name="T45">Linux Kernel Modules </text:span><text:span text:style-name="T38">(kernel v4.15.18): Developed a module which starts a kernel </text:span><text:span text:style-name="T43">daemon </text:span><text:span text:style-name="T38">for</text:span><text:span text:style-name="T45"> </text:span><text:span text:style-name="T38">transmitting O.S. </text:span><text:span text:style-name="T43">stats</text:span><text:span text:style-name="T38">. Implemented a kernel module for network traffic artificial throttling </text:span><text:span text:style-name="T43">and </text:span><text:span text:style-name="T38">proxy. (</text:span><text:span text:style-name="T43">C)</text:span></text:p>
          </text:list-item>
          <text:list-item>
            <text:p text:style-name="P41"><text:span text:style-name="T45">Wolfram Alpha Bug: </text:span><text:span text:style-name="T38">Found SSRF vulnerability in Wolfram Alpha’s api giving access to premium features for free. Contacted WA team and exploit was patched.</text:span></text:p>
          </text:list-item>
        </text:list>
        <text:p text:style-name="P4"/>
        <text:p text:style-name="P5">SKILLS</text:p>
        <text:p text:style-name="P3"/>
        <text:p text:style-name="P31"><text:span text:style-name="T13">Languages: </text:span><text:span text:style-name="T1">C++, </text:span><text:span text:style-name="T2">C,</text:span><text:span text:style-name="T1"> Java, </text:span><text:span text:style-name="T8">Golang, </text:span><text:span text:style-name="T1">Javascript, Python, (PL)SQL, x86/64 ISA (GAS, FASM)</text:span></text:p>
        <text:p text:style-name="P6"/>
        <text:p text:style-name="P33"><text:span text:style-name="T15">Systems, </text:span><text:span text:style-name="T13">Technologie</text:span><text:span text:style-name="T14">s/</text:span><text:span text:style-name="T13">Tools: </text:span><text:span text:style-name="T4">LLVM, OpenMP, MPI, Docker, </text:span><text:span text:style-name="T6">Kubernetes, </text:span><text:span text:style-name="T10">libcontainer, </text:span><text:span text:style-name="T4">KVM/QEMU, libvirt, C/Make, </text:span><text:span text:style-name="T6">S</text:span><text:span text:style-name="T9">C</text:span><text:span text:style-name="T6">ons, Maven</text:span><text:span text:style-name="T4">, </text:span><text:span text:style-name="T6">Gradle,</text:span><text:span text:style-name="T4"> </text:span><text:span text:style-name="T5">Android SDK/NDK, Google Test, Jenkins/Travis CI, </text:span><text:span text:style-name="T7">Git, </text:span><text:span text:style-name="T5">Reverse Engineering</text:span><text:span text:style-name="T7">, </text:span><text:span text:style-name="T5">fuzzing, </text:span><text:span text:style-name="T11">SDDC, HCI,</text:span><text:span text:style-name="T5"> AWS:LightSail/EC2, IDA/Ghidra, Struts2, Nodejs, Flutter, </text:span><text:span text:style-name="T1">JSP, </text:span><text:span text:style-name="T6">Virtualization.</text:span></text:p>
        <text:p text:style-name="P30"><text:span text:style-name="T13">Foreign Language: </text:span><text:span text:style-name="T1">Russian; Native Fluency</text:span></text:p>
      </text:section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WW8Num1z0" style:family="text">
      <style:text-properties style:text-position="super 58%"/>
    </style:style>
    <style:style style:name="WW8Num1z1" style:family="text">
      <style:text-properties style:text-position="super 58%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super 58%" style:font-name="Times New Roman1" fo:font-family="'Times New Roman'" style:font-family-generic="roman" style:font-pitch="variable" fo:font-size="8.5pt" style:font-name-asian="Times New Roman1" style:font-family-asian="'Times New Roman'" style:font-family-generic-asian="roman" style:font-pitch-asian="variable" style:font-size-asian="8.5pt" style:font-name-complex="Times New Roman1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text-position="super 58%" style:font-name="Times New Roman1" fo:font-family="'Times New Roman'" style:font-family-generic="roman" style:font-pitch="variable" fo:font-size="9.5pt" style:font-name-asian="Times New Roman1" style:font-family-asian="'Times New Roman'" style:font-family-generic-asian="roman" style:font-pitch-asian="variable" style:font-size-asian="9.5pt" style:font-name-complex="Times New Roman1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text-position="super 58%" style:font-name="Times New Roman1" fo:font-family="'Times New Roman'" style:font-family-generic="roman" style:font-pitch="variable" fo:font-size="20pt" style:font-name-asian="Times New Roman1" style:font-family-asian="'Times New Roman'" style:font-family-generic-asian="roman" style:font-pitch-asian="variable" style:font-size-asian="20pt" style:font-name-complex="Times New Roman1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3709in" fo:margin-left="0.5555in" fo:margin-right="0.555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09-07T21:45:25.269582189</dc:date>
    <meta:editing-duration>PT4H48M30S</meta:editing-duration>
    <meta:editing-cycles>183</meta:editing-cycles>
    <meta:generator>LibreOffice/6.3.1.2$Linux_X86_64 LibreOffice_project/30$Build-2</meta:generator>
    <meta:document-statistic meta:table-count="0" meta:image-count="0" meta:object-count="0" meta:page-count="1" meta:paragraph-count="38" meta:word-count="512" meta:character-count="3843" meta:non-whitespace-character-count="3158"/>
  </office:meta>
</office:document-meta>
</file>